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5" manifest:media-type=""/>
  <manifest:file-entry manifest:full-path="ObjectReplacements/Object 5" manifest:media-type=""/>
  <manifest:file-entry manifest:full-path="ObjectReplacements/Object 1" manifest:media-type=""/>
  <manifest:file-entry manifest:full-path="ObjectReplacements/Object 34" manifest:media-type=""/>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Arial1" svg:font-family="Arial" style:font-pitch="variable"/>
    <style:font-face style:name="Droid Sans Fallback1" svg:font-family="'Droid Sans Fallback'" style:font-pitch="variable"/>
    <style:font-face style:name="Lohit Hindi1" svg:font-family="'Lohit Hindi'"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_20_1" svg:stroke-width="0.064cm" svg:stroke-color="#87ceeb" draw:stroke-linejoin="round" svg:stroke-linecap="round" draw:textarea-horizontal-align="center" draw:textarea-vertical-align="middle" fo:padding-top="0.157cm" fo:padding-bottom="0.157cm" fo:padding-left="0.282cm" fo:padding-right="0.28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dash" draw:stroke-dash="Fine_20_Dashed" svg:stroke-width="0.028cm" svg:stroke-color="#7f7f7f" draw:marker-start-width="0.178cm" draw:marker-end-width="0.178cm" draw:stroke-linejoin="round" svg:stroke-linecap="round" draw:textarea-horizontal-align="center" draw:textarea-vertical-align="middle" fo:padding-top="0.139cm" fo:padding-bottom="0.139cm" fo:padding-left="0.264cm" fo:padding-right="0.264cm"/>
    </style:style>
    <style:style style:name="gr4" style:family="graphic" style:parent-style-name="standard">
      <style:graphic-properties draw:stroke="solid" draw:stroke-dash="Fine_20_Dashed" svg:stroke-width="0.035cm" svg:stroke-color="#939393" draw:marker-start-width="0.188cm" draw:marker-end-width="0.188cm" draw:stroke-linejoin="round" svg:stroke-linecap="round" draw:textarea-horizontal-align="center" draw:textarea-vertical-align="middle" fo:padding-top="0.142cm" fo:padding-bottom="0.142cm" fo:padding-left="0.267cm" fo:padding-right="0.267cm"/>
    </style:style>
    <style:style style:name="gr5" style:family="graphic" style:parent-style-name="standard">
      <style:graphic-properties draw:stroke="none" draw:fill-color="#e47200" draw:textarea-horizontal-align="justify" draw:textarea-vertical-align="middle" draw:auto-grow-height="false" fo:min-height="0cm" fo:min-width="0cm"/>
    </style:style>
    <style:style style:name="gr6" style:family="graphic" style:parent-style-name="standard">
      <style:graphic-properties draw:stroke="none" draw:fill-color="#000000" draw:textarea-horizontal-align="justify" draw:textarea-vertical-align="middle" draw:auto-grow-height="false" fo:min-height="0cm" fo:min-width="0cm"/>
    </style:style>
    <style:style style:name="gr7" style:family="graphic" style:parent-style-name="standard">
      <style:graphic-properties svg:stroke-color="#000000" draw:fill-color="#e47200" draw:textarea-horizontal-align="justify" draw:textarea-vertical-align="middle" draw:auto-grow-height="false" fo:min-height="0cm" fo:min-width="0cm"/>
    </style:style>
    <style:style style:name="gr8" style:family="graphic" style:parent-style-name="standard">
      <style:graphic-properties draw:stroke="solid" svg:stroke-width="0.035cm" svg:stroke-color="#808080" draw:marker-start-width="0.252cm" draw:marker-end-width="0.252cm" draw:fill="none" draw:textarea-vertical-align="middle" draw:auto-grow-height="false" fo:min-height="1.166cm" fo:min-width="0cm" fo:padding-top="0.142cm" fo:padding-bottom="0.142cm" fo:padding-left="0.267cm" fo:padding-right="0.267cm"/>
    </style:style>
    <style:style style:name="gr9" style:family="graphic" style:parent-style-name="standard">
      <style:graphic-properties draw:stroke="none" draw:fill="solid" draw:fill-color="#808080" draw:textarea-horizontal-align="left" draw:textarea-vertical-align="middle" draw:auto-grow-height="false" draw:fit-to-size="all" style:shrink-to-fit="false" fo:padding-top="0cm" fo:padding-bottom="0cm" fo:padding-left="0cm" fo:padding-right="0cm" draw:shadow="hidden"/>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e47200"/>
      <style:paragraph-properties fo:text-align="center"/>
    </style:style>
    <style:style style:name="P4" style:family="paragraph">
      <loext:graphic-properties draw:fill-color="#000000"/>
      <style:paragraph-properties fo:text-align="center"/>
    </style:style>
    <style:style style:name="P5" style:family="paragraph">
      <loext:graphic-properties draw:fill="solid" draw:fill-color="#808080"/>
      <style:paragraph-properties fo:text-align="center"/>
      <style:text-properties fo:color="#808080" style:text-outline="false" style:text-line-through-style="none" style:text-line-through-type="none" style:font-name="OpenSymbol1" fo:font-size="13.8999996185303pt" fo:font-style="normal" fo:text-shadow="none" style:text-underline-style="none" fo:font-weight="normal" style:text-underline-mode="continuous" style:text-overline-mode="continuous" style:text-line-through-mode="continuous" style:font-name-asian="OpenSymbol1" style:font-size-asian="13.8999996185303pt" style:font-name-complex="OpenSymbol1" style:font-size-complex="13.8999996185303pt" style:text-scale="100%" style:text-overline-style="none" style:text-overline-color="font-color"/>
    </style:style>
  </office:automatic-styles>
  <office:body>
    <office:drawing>
      <draw:page draw:name="page1" draw:style-name="dp1" draw:master-page-name="Default">
        <draw:polyline draw:style-name="gr1" draw:text-style-name="P1" draw:layer="layout" svg:width="4.266cm" svg:height="3.058cm" svg:x="0.62cm" svg:y="0.51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frame draw:style-name="gr2" draw:text-style-name="P2" draw:layer="layout" svg:width="0.883cm" svg:height="0.836cm" svg:x="2.292cm" svg:y="1.088cm">
          <draw:object xlink:href="./Object 5" xlink:type="simple" xlink:show="embed" xlink:actuate="onLoad">
            <loext:p/>
          </draw:object>
          <draw:image xlink:href="./ObjectReplacements/Object 5" xlink:type="simple" xlink:show="embed" xlink:actuate="onLoad"/>
        </draw:frame>
        <draw:frame draw:style-name="gr2" draw:text-style-name="P2" draw:layer="layout" svg:width="0.95cm" svg:height="0.659cm" svg:x="3.741cm" svg:y="2.003cm">
          <draw:object xlink:href="./Object 15" xlink:type="simple" xlink:show="embed" xlink:actuate="onLoad">
            <loext:p/>
          </draw:object>
          <draw:image xlink:href="./ObjectReplacements/Object 15" xlink:type="simple" xlink:show="embed" xlink:actuate="onLoad"/>
        </draw:frame>
        <draw:line draw:style-name="gr3" draw:text-style-name="P1" draw:layer="layout" svg:x1="0.985cm" svg:y1="2.868cm" svg:x2="1.653cm" svg:y2="2.867cm">
          <text:p/>
        </draw:line>
        <draw:line draw:style-name="gr3" draw:text-style-name="P1" draw:layer="layout" svg:x1="2.26cm" svg:y1="1.297cm" svg:x2="2.256cm" svg:y2="3.556cm">
          <text:p/>
        </draw:line>
        <draw:line draw:style-name="gr4" draw:text-style-name="P1" draw:layer="layout" svg:x1="0.602cm" svg:y1="3.63cm" svg:x2="4.92cm" svg:y2="3.63cm">
          <text:p/>
        </draw:line>
        <draw:polyline draw:style-name="gr1" draw:text-style-name="P1" draw:layer="layout" svg:width="4.266cm" svg:height="3.058cm" svg:x="7.12cm" svg:y="0.503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frame draw:style-name="gr2" draw:text-style-name="P2" draw:layer="layout" svg:width="0.95cm" svg:height="0.659cm" svg:x="10.241cm" svg:y="1.996cm">
          <draw:object xlink:href="./Object 34" xlink:type="simple" xlink:show="embed" xlink:actuate="onLoad">
            <loext:p/>
          </draw:object>
          <draw:image xlink:href="./ObjectReplacements/Object 34" xlink:type="simple" xlink:show="embed" xlink:actuate="onLoad"/>
        </draw:frame>
        <draw:line draw:style-name="gr4" draw:text-style-name="P1" draw:layer="layout" svg:x1="7.102cm" svg:y1="3.623cm" svg:x2="11.42cm" svg:y2="3.623cm">
          <text:p/>
        </draw:line>
        <draw:custom-shape draw:style-name="gr5" draw:text-style-name="P3" draw:layer="layout" svg:width="0.127cm" svg:height="0.127cm" svg:x="8.499cm" svg:y="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8.098cm" svg:y="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8.897cm" svg:y="3.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127cm" svg:height="0.127cm" svg:x="9.297cm" svg:y="3.5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10.29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50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09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8.79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59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681cm" svg:y="3.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735cm" svg:y="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127cm" svg:height="0.127cm" svg:x="9.296cm" svg:y="3.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132cm" svg:height="0.113cm" svg:x="2.191cm" svg:y="3.5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0.883cm" svg:height="0.836cm" svg:x="8.893cm" svg:y="1.088cm">
          <draw:object xlink:href="./Object 1" xlink:type="simple" xlink:show="embed" xlink:actuate="onLoad">
            <loext:p/>
          </draw:object>
          <draw:image xlink:href="./ObjectReplacements/Object 1" xlink:type="simple" xlink:show="embed" xlink:actuate="onLoad"/>
        </draw:frame>
        <draw:custom-shape draw:style-name="gr7" draw:text-style-name="P3" draw:layer="layout" svg:width="0.132cm" svg:height="0.113cm" svg:x="1.592cm" svg:y="3.5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 draw:text-style-name="P1" draw:layer="layout" svg:x1="1.659cm" svg:y1="2.881cm" svg:x2="1.656cm" svg:y2="3.557cm">
          <text:p/>
        </draw:line>
        <draw:line draw:style-name="gr3" draw:text-style-name="P1" draw:layer="layout" svg:x1="1.021cm" svg:y1="1.296cm" svg:x2="2.258cm" svg:y2="1.291cm">
          <text:p/>
        </draw:line>
        <draw:custom-shape draw:style-name="gr8" draw:text-style-name="P2" draw:layer="layout" svg:width="0.23cm" svg:height="1.528cm" svg:x="0.66cm" svg:y="1.3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path draw:style-name="gr9" draw:text-style-name="P5" draw:layer="layout" svg:width="0.275cm" svg:height="0.327cm" svg:x="0.279cm" svg:y="1.875cm" svg:viewBox="0 0 276 328" svg:d="M124 78c-31 77-62 153-93 230 62 0 123 0 185 0-31-77-62-153-92-230zM276 328c-92 0-184 0-276 0 44-110 89-219 133-328 3 0 6 0 9 0 45 109 89 218 134 32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Arial1" svg:font-family="Arial" style:font-pitch="variable"/>
    <style:font-face style:name="Droid Sans Fallback1" svg:font-family="'Droid Sans Fallback'" style:font-pitch="variable"/>
    <style:font-face style:name="Lohit Hindi1" svg:font-family="'Lohit Hindi'"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cm" fo:page-height="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9-06-09T11:28:37.713651059</dc:date>
    <meta:editing-duration>P1DT7H6M43S</meta:editing-duration>
    <meta:editing-cycles>56</meta:editing-cycles>
    <meta:generator>LibreOffice/6.2.3.2$Linux_X86_64 LibreOffice_project/20$Build-2</meta:generator>
    <meta:document-statistic meta:object-count="29"/>
  </office:meta>
</office:document-meta>
</file>

<file path=Object 1/content.xml><?xml version="1.0" encoding="utf-8"?>
<math xmlns="http://www.w3.org/1998/Math/MathML" display="block">
  <semantics>
    <mi mathvariant="normal">μ</mi>
    <annotation encoding="StarMath 5.0">%mu

</annotation>
  </semantics>
</math>
</file>

<file path=Object 15/content.xml><?xml version="1.0" encoding="utf-8"?>
<math xmlns="http://www.w3.org/1998/Math/MathML" display="block">
  <semantics>
    <mi mathvariant="normal">σ</mi>
    <annotation encoding="StarMath 5.0">%sigma
</annotation>
  </semantics>
</math>
</file>

<file path=Object 34/content.xml><?xml version="1.0" encoding="utf-8"?>
<math xmlns="http://www.w3.org/1998/Math/MathML" display="block">
  <semantics>
    <mi mathvariant="normal">σ</mi>
    <annotation encoding="StarMath 5.0">%sigma
</annotation>
  </semantics>
</math>
</file>

<file path=Object 5/content.xml><?xml version="1.0" encoding="utf-8"?>
<math xmlns="http://www.w3.org/1998/Math/MathML" display="block">
  <semantics>
    <mi mathvariant="normal">μ</mi>
    <annotation encoding="StarMath 5.0">%mu

</annotation>
  </semantics>
</math>
</file>